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1" svg:font-family="'Times New Roman'"/>
    <style:font-face style:name="Andale Mono" svg:font-family="'Andale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Calibri"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language="en" fo:country="US"/>
    </style:style>
    <style:style style:name="P3" style:family="paragraph" style:parent-style-name="Standard">
      <style:text-properties fo:language="en" fo:country="US" fo:font-weight="bold" style:font-weight-asian="bold"/>
    </style:style>
    <style:style style:name="P4" style:family="paragraph" style:parent-style-name="Standard">
      <style:text-properties fo:font-size="11pt" fo:font-weight="bold" style:font-size-asian="11pt" style:font-weight-asian="bold" style:font-size-complex="11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master-page-name="Standard">
      <style:paragraph-properties style:page-number="auto"/>
    </style:style>
    <style:style style:name="P7" style:family="paragraph" style:parent-style-name="WW-Default">
      <style:paragraph-properties fo:text-align="justify" style:justify-single-word="false"/>
      <style:text-properties fo:font-size="11pt" fo:font-weight="bold" style:font-size-asian="11pt" style:font-weight-asian="bold" style:font-size-complex="11pt" style:font-weight-complex="bold"/>
    </style:style>
    <style:style style:name="P8" style:family="paragraph" style:parent-style-name="Preformatted_20_Text">
      <style:text-properties fo:font-weight="bold" style:font-weight-asian="bold" style:font-weight-complex="bold"/>
    </style:style>
    <style:style style:name="P9" style:family="paragraph" style:parent-style-name="Preformatted_20_Text">
      <style:text-properties fo:font-size="14pt" style:font-size-asian="14pt" style:font-size-complex="14pt"/>
    </style:style>
    <style:style style:name="P10" style:family="paragraph" style:parent-style-name="Preformatted_20_Text">
      <style:text-properties fo:font-size="14pt" fo:font-weight="bold" style:font-size-asian="14pt" style:font-weight-asian="bold" style:font-size-complex="14pt" style:font-weight-complex="bold"/>
    </style:style>
    <style:style style:name="P11" style:family="paragraph" style:parent-style-name="Preformatted_20_Text">
      <style:text-properties fo:font-size="14pt" fo:font-weight="normal" style:font-size-asian="14pt" style:font-weight-asian="normal" style:font-size-complex="14pt" style:font-weight-complex="normal"/>
    </style:style>
    <style:style style:name="P12" style:family="paragraph" style:parent-style-name="Preformatted_20_Text">
      <style:text-properties fo:font-size="14pt" style:font-size-asian="12.25pt" style:font-size-complex="14pt"/>
    </style:style>
    <style:style style:name="P13" style:family="paragraph" style:parent-style-name="Preformatted_20_Text">
      <style:text-properties fo:font-size="10pt" fo:font-weight="normal" style:font-size-asian="8.75pt" style:font-weight-asian="normal" style:font-size-complex="10pt" style:font-weight-complex="normal"/>
    </style:style>
    <style:style style:name="P14" style:family="paragraph" style:parent-style-name="Preformatted_20_Text">
      <style:text-properties fo:font-size="10pt" style:font-size-asian="10pt" style:font-size-complex="10pt"/>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weight-asian="bold"/>
    </style:style>
    <style:style style:name="T5" style:family="text">
      <style:text-properties fo:font-style="italic" fo:font-weight="bold" style:font-style-asian="italic" style:font-weight-asian="bold"/>
    </style:style>
    <style:style style:name="T6" style:family="text">
      <style:text-properties fo:language="en" fo:country="US"/>
    </style:style>
    <style:style style:name="T7" style:family="text">
      <style:text-properties fo:language="en" fo:country="US" fo:font-weight="bold" style:font-weight-asian="bold"/>
    </style:style>
    <style:style style:name="T8" style:family="text">
      <style:text-properties fo:language="en" fo:country="US" fo:font-style="italic" fo:font-weight="bold" style:font-style-asian="italic" style:font-weight-asian="bold"/>
    </style:style>
    <style:style style:name="T9" style:family="text">
      <style:text-properties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etriebsysteme-Praktikum: </text:p>
      <text:p text:style-name="P4">Aufgabe 1) Erste Erfahrungen mit der bash - Shell</text:p>
      <text:p text:style-name="Standard">a)</text:p>
      <text:p text:style-name="Standard"><text:span text:style-name="T2">cat file</text:span></text:p>
      <text:p text:style-name="Standard">cat datei0</text:p>
      <text:p text:style-name="Standard">Giebt den Inhalt der Datei aus.</text:p>
      <text:p text:style-name="Standard"/>
      <text:p text:style-name="Standard"><text:span text:style-name="T2">cd </text:span><text:span text:style-name="T5">dir</text:span></text:p>
      <text:p text:style-name="Standard">cd BS12</text:p>
      <text:p text:style-name="Standard">Wechselt in das angegeben Verzeichnis.</text:p>
      <text:p text:style-name="Standard"/>
      <text:p text:style-name="Standard"><text:span text:style-name="T2">cp [-i] </text:span><text:span text:style-name="T5">file1 file2</text:span></text:p>
      <text:p text:style-name="Standard">cp dateie0 befehle_test/</text:p>
      <text:p text:style-name="Standard">Eine Kopie der Datei wurde in dem angegeben Ordner erstellt.</text:p>
      <text:p text:style-name="P1">date</text:p>
      <text:p text:style-name="Standard">date</text:p>
      <text:p text:style-name="Standard">Gibt aktuelles Datum aus.</text:p>
      <text:p text:style-name="Standard"/>
      <text:p text:style-name="Standard"><text:span text:style-name="T2">echo </text:span><text:span text:style-name="T5">string</text:span></text:p>
      <text:p text:style-name="Standard">echo hallo</text:p>
      <text:p text:style-name="Standard">Gibt den String “Hallo” aus.</text:p>
      <text:p text:style-name="P1">env</text:p>
      <text:p text:style-name="Standard">Die Umgebundsvariablen werden ausgegeben.</text:p>
      <text:p text:style-name="P3"/>
      <text:p text:style-name="P1">exit</text:p>
      <text:p text:style-name="Standard">Gleicher Effekt wie strg+d, nur langsamer.</text:p>
      <text:p text:style-name="Standard"><text:span text:style-name="T7">export </text:span><text:span text:style-name="T8">var</text:span></text:p>
      <text:p text:style-name="P2"/>
      <text:p text:style-name="Standard"><text:span text:style-name="T7">find dir –name </text:span><text:span text:style-name="T8">file</text:span><text:span text:style-name="T7"> –print</text:span></text:p>
      <text:p text:style-name="Standard">Gibt die Pfade zu der gesuchten Datei aus.</text:p>
      <text:p text:style-name="Standard"/>
      <text:p text:style-name="Standard"><text:span text:style-name="T2">grep [-r] </text:span><text:span text:style-name="T5">string file</text:span></text:p>
      <text:p text:style-name="Standard">Wenn die Datei den string enthält wird diese ausgegeben.</text:p>
      <text:p text:style-name="Standard"/>
      <text:p text:style-name="Standard"><text:span text:style-name="T2">ls [-l] [</text:span><text:span text:style-name="T5">file</text:span><text:span text:style-name="T2">]</text:span></text:p>
      <text:p text:style-name="Standard">Gibt den Inhalt des Ordners in einer Liste aus.</text:p>
      <text:p text:style-name="Standard"/>
      <text:p text:style-name="Standard"><text:span text:style-name="T2">man </text:span><text:span text:style-name="T5">prog</text:span></text:p>
      <text:p text:style-name="Standard">Gibt die Benutzeranleitung eines Programmes aus.</text:p>
      <text:p text:style-name="Standard"><text:span text:style-name="T2">mkdir </text:span><text:span text:style-name="T5">dir</text:span></text:p>
      <text:p text:style-name="Standard">Ordner wurde erfolgreich erstellt.</text:p>
      <text:p text:style-name="Standard"/>
      <text:p text:style-name="Standard"><text:span text:style-name="T2">more </text:span><text:span text:style-name="T5">file</text:span></text:p>
      <text:p text:style-name="Standard">Gibt den Dateiinhalt seitenweise aus.</text:p>
      <text:p text:style-name="Standard"><text:soft-page-break/><text:span text:style-name="T2">mv </text:span><text:span text:style-name="T5">Quelle Ziel</text:span></text:p>
      <text:p text:style-name="Standard">Nachdem wir mv Ordnername NeuerOrdnername nannte den Ordner in NeuerOrdnername um.</text:p>
      <text:p text:style-name="Standard"/>
      <text:p text:style-name="P1">ps</text:p>
      <text:p text:style-name="Standard">Zeitgt die Prozessinformationen für gerade laufende prozesse an.</text:p>
      <text:p text:style-name="Standard"/>
      <text:p text:style-name="P1">pwd</text:p>
      <text:p text:style-name="Standard">Name des Verzeichnisses in dem sich der Benutzer gerade befindet wird ausgegeben</text:p>
      <text:p text:style-name="Standard"/>
      <text:p text:style-name="P1">var = value</text:p>
      <text:p text:style-name="Standard">Weisste der angegeben variable den Wert value zu.</text:p>
      <text:p text:style-name="Standard"/>
      <text:p text:style-name="Standard"><text:span text:style-name="T7">&gt; </text:span><text:span text:style-name="T8">file</text:span></text:p>
      <text:p text:style-name="Standard">echo hallo &gt; BS12/dateiKopie</text:p>
      <text:p text:style-name="Standard">Schreibt hallo in die Datei “dateikopie”</text:p>
      <text:p text:style-name="Standard"/>
      <text:p text:style-name="P7">$var </text:p>
      <text:p text:style-name="Standard">Gibt den Inhalt der angegeben Umgebungsvariable aus.</text:p>
      <text:p text:style-name="Standard"/>
      <text:p text:style-name="Standard">b)</text:p>
      <text:p text:style-name="Standard">Umgebungsvariablen:</text:p>
      <text:p text:style-name="Standard"/>
      <text:p text:style-name="Standard">$HOME :</text:p>
      <text:p text:style-name="Standard">Pfad des persönlichen Verzeichnisses des aktuellen Benutzers.</text:p>
      <text:p text:style-name="Standard"/>
      <text:p text:style-name="Standard">$PATH :</text:p>
      <text:p text:style-name="Standard">Die Variable enthält eine Menge von Pfaden, an den sich ausführbare Programme(executables) befinden können.</text:p>
      <text:p text:style-name="Standard"/>
      <text:p text:style-name="Standard">$UID :</text:p>
      <text:p text:style-name="Standard">In der Variable $UID ist die Identifikationsnummer des Benutzers gespeichert.</text:p>
      <text:p text:style-name="Standard"/>
      <text:p text:style-name="Standard">$USER:</text:p>
      <text:p text:style-name="Standard">Enthält den Benutzernamen des zurzeit angemeldeten Benutzers.</text:p>
      <text:p text:style-name="Standard"/>
      <text:p text:style-name="Standard">change dir(cd) $HOME Alternative:</text:p>
      <text:p text:style-name="Standard">Das symbol „~“ ist ein alias zu der Variable $HOME.</text:p>
      <text:p text:style-name="Standard">Der Aufruf cd ~ kann mit cd $HOME gleichgesetzt werden.</text:p>
      <text:p text:style-name="Standard"/>
      <text:p text:style-name="Standard">Funktionen der Tastatureingaben:</text:p>
      <text:p text:style-name="Standard">Pfeiltaste Oben: Gehe nach oben in der Liste der zuletzt eingegeben Befehle.</text:p>
      <text:p text:style-name="Standard">Pfeiltaste Unten: Gehe nach unten in der Liste der zuletzt eingegeben Befehle.</text:p>
      <text:p text:style-name="Standard">Strg+d: Logout vom derzeitigen Terminal.</text:p>
      <text:p text:style-name="Standard"/>
      <text:p text:style-name="Standard"><text:soft-page-break/>Funktion der Datei .bashrc:</text:p>
      <text:p text:style-name="Standard">Die bashrc Datei legt das Verhältnis von interaktiven bash fest. Sie enthält bash Befehle und Umgebungsvariablen, sowie definierte shell Prozeduren. Es ist möglich ihr eigene Funktionen und Variablen hinzuzufügen, die dann von andreren shell Programmen genutzt werden können.</text:p>
      <text:p text:style-name="Standard"/>
      <text:p text:style-name="P5">Aufgabe 2) Shell-Skripte</text:p>
      <text:p text:style-name="P5"><text:tab/>a) </text:p>
      <text:p text:style-name="Standard"/>
      <text:p text:style-name="Preformatted_20_Text">#!/bin/bash</text:p>
      <text:p text:style-name="Preformatted_20_Text"># frename.sh</text:p>
      <text:p text:style-name="Preformatted_20_Text"># An alle Dateien in dem aktuellen Verzeichnis,wird ein gegebener String <text:s/>angehangen.</text:p>
      <text:p text:style-name="Preformatted_20_Text"># &lt;Breitenstein,Bartel&gt; # &lt;18.10.2012&gt;</text:p>
      <text:p text:style-name="Preformatted_20_Text"># ------------------------------------------------------------------------------------------------</text:p>
      <text:p text:style-name="P8">usage(){</text:p>
      <text:p text:style-name="Preformatted_20_Text"><text:tab/>echo "</text:p>
      <text:p text:style-name="Preformatted_20_Text"><text:tab/>frename.sh [-h] | &lt;String&gt;</text:p>
      <text:p text:style-name="Preformatted_20_Text"><text:tab/></text:p>
      <text:p text:style-name="Preformatted_20_Text"><text:tab/>-h<text:tab/><text:tab/>:Zeigt den Hilfetext an.</text:p>
      <text:p text:style-name="Preformatted_20_Text"><text:tab/>&lt;String&gt;<text:tab/>:An alle Dateien in dem aktuellen Verzeichnis,</text:p>
      <text:p text:style-name="Preformatted_20_Text"><text:tab/><text:tab/><text:tab/> wird der String angehangen."</text:p>
      <text:p text:style-name="P8">}</text:p>
      <text:p text:style-name="P8">rename(){</text:p>
      <text:p text:style-name="Preformatted_20_Text"><text:tab/># die schleife nimmt sich elem für elem aus der ls operation</text:p>
      <text:p text:style-name="Preformatted_20_Text"><text:tab/>for elem in $( ls ); do</text:p>
      <text:p text:style-name="Preformatted_20_Text"><text:tab/></text:p>
      <text:p text:style-name="Preformatted_20_Text"><text:tab/><text:tab/>mv $elem $elem"$string"</text:p>
      <text:p text:style-name="Preformatted_20_Text"><text:tab/>done</text:p>
      <text:p text:style-name="P8">}</text:p>
      <text:p text:style-name="P8"># ----------------------------------------------------- main ----------------------------------------------------------</text:p>
      <text:p text:style-name="Preformatted_20_Text"><text:span text:style-name="T3">if </text:span>[ $# -gt 1 ];<text:span text:style-name="T3">then</text:span></text:p>
      <text:p text:style-name="Preformatted_20_Text"><text:tab/>usage</text:p>
      <text:p text:style-name="Preformatted_20_Text"><text:tab/>exit 1</text:p>
      <text:p text:style-name="P8">fi</text:p>
      <text:p text:style-name="Preformatted_20_Text"><text:span text:style-name="T3">case</text:span> $1 in</text:p>
      <text:p text:style-name="Preformatted_20_Text"><text:tab/>"-h") <text:s text:c="4"/></text:p>
      <text:p text:style-name="Preformatted_20_Text"><text:tab/><text:tab/>usage</text:p>
      <text:p text:style-name="Preformatted_20_Text"><text:tab/><text:tab/>exit 1</text:p>
      <text:p text:style-name="Preformatted_20_Text"><text:tab/><text:tab/>;;</text:p>
      <text:p text:style-name="Preformatted_20_Text"><text:tab/>"")</text:p>
      <text:p text:style-name="Preformatted_20_Text"><text:tab/><text:tab/>usage</text:p>
      <text:p text:style-name="Preformatted_20_Text"><text:tab/><text:tab/>exit 1</text:p>
      <text:p text:style-name="Preformatted_20_Text"><text:tab/><text:tab/>;;<text:tab/></text:p>
      <text:p text:style-name="Preformatted_20_Text"><text:tab/>*)<text:tab/></text:p>
      <text:p text:style-name="Preformatted_20_Text"><text:tab/><text:tab/>string=$1</text:p>
      <text:p text:style-name="Preformatted_20_Text"><text:soft-page-break/><text:tab/><text:tab/>rename</text:p>
      <text:p text:style-name="Preformatted_20_Text"><text:tab/><text:tab/>;;<text:tab/></text:p>
      <text:p text:style-name="P8">esac</text:p>
      <text:p text:style-name="P8"># ---------------------------------------------------------- end --------------------------------------------------------</text:p>
      <text:p text:style-name="P9"/>
      <text:p text:style-name="P9"><text:tab/><text:span text:style-name="T3">b)</text:span></text:p>
      <text:p text:style-name="Preformatted_20_Text"/>
      <text:p text:style-name="Preformatted_20_Text">#!/bin/bash</text:p>
      <text:p text:style-name="Preformatted_20_Text"># try_host.sh</text:p>
      <text:p text:style-name="Preformatted_20_Text"># Ein Ping wird zyklisch alle X Sekunden ausgeführt, fehlt die Zeitangabe, wird der Ping alle 10 sec</text:p>
      <text:p text:style-name="Preformatted_20_Text"># ausgeführt.</text:p>
      <text:p text:style-name="Preformatted_20_Text"># &lt;Breitenstein,Bartel&gt; # &lt;18.10.2012&gt;</text:p>
      <text:p text:style-name="Preformatted_20_Text"># ----------------------------------------------------------------------------------------------------------------------</text:p>
      <text:p text:style-name="Preformatted_20_Text">u<text:span text:style-name="T3">sage() {</text:span></text:p>
      <text:p text:style-name="Preformatted_20_Text"><text:tab/></text:p>
      <text:p text:style-name="Preformatted_20_Text"><text:tab/>echo "</text:p>
      <text:p text:style-name="Preformatted_20_Text"><text:tab/> try_host [-h|-s &lt;sec&gt;] &lt;hostname&gt;|&lt;IP-Address&gt;</text:p>
      <text:p text:style-name="Preformatted_20_Text"/>
      <text:p text:style-name="Preformatted_20_Text"><text:tab/> -h<text:tab/><text:tab/>:Nur Ausgabe der \"Usage Message\"</text:p>
      <text:p text:style-name="Preformatted_20_Text"><text:tab/> -s &lt;sec&gt;<text:tab/>:Der Ping wird zyklisch alle &lt;sec&gt; Sekunden ausgeführt</text:p>
      <text:p text:style-name="Preformatted_20_Text"><text:tab/><text:tab/><text:tab/> Fehlt die -s Option, wird der ping alle 10 Sekunden ausgeführt."</text:p>
      <text:p text:style-name="Preformatted_20_Text"><text:tab/>exit 1 </text:p>
      <text:p text:style-name="Preformatted_20_Text"><text:span text:style-name="T3">}</text:span></text:p>
      <text:p text:style-name="P8">tryHost() {</text:p>
      <text:p text:style-name="Preformatted_20_Text"><text:tab/><text:span text:style-name="T3">while</text:span> true; <text:span text:style-name="T3">do</text:span></text:p>
      <text:p text:style-name="Preformatted_20_Text"><text:s text:c="8"/><text:tab/># aus dem ping request den received teil extrahieren in dem das</text:p>
      <text:p text:style-name="Preformatted_20_Text"><text:tab/><text:tab/># ergebnis der ping funktion mit dem "|" zeichen an die grep funktion</text:p>
      <text:p text:style-name="Preformatted_20_Text"><text:tab/><text:tab/># geschickt wird.</text:p>
      <text:p text:style-name="Preformatted_20_Text"/>
      <text:p text:style-name="Preformatted_20_Text"><text:tab/><text:tab/># mit der pipe ( | ) kann man funktions resultate an andere funktionen</text:p>
      <text:p text:style-name="Preformatted_20_Text"><text:tab/><text:tab/># als aufruf parameter schicken.</text:p>
      <text:p text:style-name="Preformatted_20_Text"><text:s/></text:p>
      <text:p text:style-name="Preformatted_20_Text"><text:tab/><text:tab/>result=$( ping -c 1 -W $delayInSec $targetHost | grep "received" )</text:p>
      <text:p text:style-name="Preformatted_20_Text"><text:tab/><text:tab/></text:p>
      <text:p text:style-name="Preformatted_20_Text"><text:tab/><text:tab/># mit ${varNameOhneDollar:POSITION:laenge} kann man substrings von einem</text:p>
      <text:p text:style-name="Preformatted_20_Text"><text:tab/><text:tab/># string erzeugen.</text:p>
      <text:p text:style-name="Preformatted_20_Text"><text:tab/><text:tab/># Hier wird der received Package count aus dem string result geholt</text:p>
      <text:p text:style-name="Preformatted_20_Text"><text:tab/><text:tab/>receivedPackages=${result:23:1}</text:p>
      <text:p text:style-name="Preformatted_20_Text"><text:tab/><text:tab/># echo "ReceivedPackages:" $receivedPackages<text:tab/></text:p>
      <text:p text:style-name="Preformatted_20_Text"><text:tab/><text:tab/># wenn mehr als 1 paket das ziel erreicht hat dann ok sonst fail</text:p>
      <text:p text:style-name="Preformatted_20_Text"><text:tab/><text:tab/><text:span text:style-name="T3">if </text:span>[ $receivedPackages -gt 0 ]; <text:span text:style-name="T3">then</text:span></text:p>
      <text:p text:style-name="Preformatted_20_Text"><text:tab/><text:tab/><text:tab/>echo $targetHost OK</text:p>
      <text:p text:style-name="Preformatted_20_Text"><text:tab/><text:tab/><text:span text:style-name="T3">else</text:span></text:p>
      <text:p text:style-name="Preformatted_20_Text"><text:tab/><text:tab/><text:tab/>echo $targetHost FAILED</text:p>
      <text:p text:style-name="Preformatted_20_Text"><text:soft-page-break/><text:tab/><text:tab/><text:span text:style-name="T3">fi</text:span><text:tab/></text:p>
      <text:p text:style-name="Preformatted_20_Text"><text:tab/><text:tab/># legt den prozess schlafen, hoffe ich ~~</text:p>
      <text:p text:style-name="Preformatted_20_Text"><text:tab/><text:tab/>sleep $delayInSec<text:tab/><text:tab/></text:p>
      <text:p text:style-name="Preformatted_20_Text"><text:tab/><text:span text:style-name="T3">done</text:span></text:p>
      <text:p text:style-name="Preformatted_20_Text"><text:span text:style-name="T3">}</text:span></text:p>
      <text:p text:style-name="Preformatted_20_Text"><text:span text:style-name="T3"># ------------------------------------------------------------ main -----------------------------------------------------</text:span></text:p>
      <text:p text:style-name="Preformatted_20_Text"># bei mehr als 3 angegeben aufruf parametern hilfe und exit</text:p>
      <text:p text:style-name="Preformatted_20_Text"><text:span text:style-name="T3">if </text:span>[ $# -gt 3 ];then</text:p>
      <text:p text:style-name="Preformatted_20_Text"><text:tab/>usage</text:p>
      <text:p text:style-name="Preformatted_20_Text"/>
      <text:p text:style-name="P8">fi</text:p>
      <text:p text:style-name="Preformatted_20_Text"><text:span text:style-name="T3">case </text:span>$1 in</text:p>
      <text:p text:style-name="Preformatted_20_Text"><text:tab/>"-h")</text:p>
      <text:p text:style-name="Preformatted_20_Text"><text:tab/><text:tab/>usage</text:p>
      <text:p text:style-name="Preformatted_20_Text"><text:tab/><text:tab/>;;</text:p>
      <text:p text:style-name="Preformatted_20_Text"><text:tab/>#wenn der erste parameter -s dann muss der zweite eine zahl groeßer 0 sein</text:p>
      <text:p text:style-name="Preformatted_20_Text"><text:tab/>"-s")<text:tab/><text:span text:style-name="T3">case </text:span>$2 in</text:p>
      <text:p text:style-name="Preformatted_20_Text"><text:tab/><text:tab/><text:tab/>"")</text:p>
      <text:p text:style-name="Preformatted_20_Text"><text:tab/><text:tab/><text:tab/><text:tab/>usage</text:p>
      <text:p text:style-name="Preformatted_20_Text"><text:tab/><text:tab/><text:tab/><text:tab/>;;</text:p>
      <text:p text:style-name="Preformatted_20_Text"><text:tab/><text:tab/><text:tab/> *)<text:tab/></text:p>
      <text:p text:style-name="Preformatted_20_Text"><text:tab/><text:tab/><text:tab/><text:tab/>if [ $2 -gt 0 ];then</text:p>
      <text:p text:style-name="Preformatted_20_Text"><text:tab/><text:tab/><text:tab/><text:tab/><text:tab/>delayInSec=$2</text:p>
      <text:p text:style-name="Preformatted_20_Text"><text:tab/><text:tab/><text:tab/><text:tab/>else</text:p>
      <text:p text:style-name="Preformatted_20_Text"><text:tab/><text:tab/><text:tab/><text:tab/><text:tab/>usage</text:p>
      <text:p text:style-name="Preformatted_20_Text"><text:tab/><text:tab/><text:tab/><text:tab/>fi</text:p>
      <text:p text:style-name="Preformatted_20_Text"><text:tab/><text:tab/><text:tab/><text:tab/>;;</text:p>
      <text:p text:style-name="Preformatted_20_Text"><text:tab/><text:tab/><text:span text:style-name="T3">esac</text:span> </text:p>
      <text:p text:style-name="Preformatted_20_Text"><text:tab/></text:p>
      <text:p text:style-name="Preformatted_20_Text"><text:tab/><text:tab/>;;</text:p>
      <text:p text:style-name="Preformatted_20_Text"><text:tab/># kein parameter =&gt; hilfe</text:p>
      <text:p text:style-name="Preformatted_20_Text"><text:tab/>"")<text:tab/></text:p>
      <text:p text:style-name="Preformatted_20_Text"><text:tab/><text:tab/>usage</text:p>
      <text:p text:style-name="Preformatted_20_Text"><text:tab/><text:tab/>;;</text:p>
      <text:p text:style-name="Preformatted_20_Text"><text:tab/># nur der Hostname (im guten glauben an den user)</text:p>
      <text:p text:style-name="Preformatted_20_Text"><text:tab/> *)</text:p>
      <text:p text:style-name="Preformatted_20_Text"><text:tab/><text:tab/>targetHost=$1</text:p>
      <text:p text:style-name="Preformatted_20_Text"><text:tab/><text:tab/>delayInSec=10</text:p>
      <text:p text:style-name="Preformatted_20_Text"><text:tab/><text:tab/>tryHost</text:p>
      <text:p text:style-name="Preformatted_20_Text"><text:tab/><text:tab/>;;<text:tab/></text:p>
      <text:p text:style-name="Preformatted_20_Text"><text:span text:style-name="T3">esac</text:span></text:p>
      <text:p text:style-name="Preformatted_20_Text"># fuer den fall das -s X Hostname angegeben wird, muss der dritte parameter der hostname</text:p>
      <text:p text:style-name="Preformatted_20_Text"># sein</text:p>
      <text:p text:style-name="Preformatted_20_Text"><text:span text:style-name="T3">case </text:span>$3 in</text:p>
      <text:p text:style-name="Preformatted_20_Text"><text:soft-page-break/><text:tab/>"")<text:tab/>usage<text:tab/></text:p>
      <text:p text:style-name="Preformatted_20_Text"><text:tab/><text:tab/>;;</text:p>
      <text:p text:style-name="Preformatted_20_Text"><text:tab/>*) <text:tab/>targetHost=$3</text:p>
      <text:p text:style-name="Preformatted_20_Text"><text:tab/><text:tab/>tryHost</text:p>
      <text:p text:style-name="Preformatted_20_Text"><text:tab/><text:tab/>;;</text:p>
      <text:p text:style-name="P8">esac </text:p>
      <text:p text:style-name="Preformatted_20_Text"># -------------------------------------------------------- end ------------------------------------------------------</text:p>
      <text:p text:style-name="Preformatted_20_Text"/>
      <text:p text:style-name="P12">d)</text:p>
      <text:p text:style-name="P14">#</text:p>
      <text:p text:style-name="P14"># ~/.bashrc</text:p>
      <text:p text:style-name="P14">#</text:p>
      <text:p text:style-name="P14">….... code........</text:p>
      <text:p text:style-name="P14">….... code.......</text:p>
      <text:p text:style-name="P14">…... unser code.......</text:p>
      <text:p text:style-name="P14"># damit man sich bei einem Aufruf eines Bash Scripts sich das „./“ (punkt Slash) sparen kann</text:p>
      <text:p text:style-name="P14">PATH=$PATH:.</text:p>
      <text:p text:style-name="P14">#cd bugfix für Konqueror(F4 – open terminal)</text:p>
      <text:p text:style-name="P12"/>
      <text:p text:style-name="P11">Aufgabe 3 – C Programm mit Systemaufrufen</text:p>
      <text:p text:style-name="P10"/>
      <text:p text:style-name="P13">/*</text:p>
      <text:p text:style-name="P13"/>
      <text:p text:style-name="P13">Programm erstellt eine Datei auf anfrage eines Dateinamens.</text:p>
      <text:p text:style-name="P13">Die Datei wird mit den Zugriffsrechten '0700'(Zugriff nur für Besittzer)</text:p>
      <text:p text:style-name="P13">erzeugt.</text:p>
      <text:p text:style-name="P13">Die erfolgreiche oder fehlgeschlagene Ausführung muss als Meldung</text:p>
      <text:p text:style-name="P13">ausgegeben werden. </text:p>
      <text:p text:style-name="P13"/>
      <text:p text:style-name="P13">&lt;Breitenstein, Bartel&gt; # &lt;13.10.2012&gt;</text:p>
      <text:p text:style-name="P13">*/</text:p>
      <text:p text:style-name="P13"/>
      <text:p text:style-name="P13">//includes</text:p>
      <text:p text:style-name="P13">#include &lt;stdio.h&gt;</text:p>
      <text:p text:style-name="P13"/>
      <text:p text:style-name="P13">//DEFINITIONS</text:p>
      <text:p text:style-name="P13">char* msg_ask_filename = "Name der zu erstellenden Datei: ";</text:p>
      <text:p text:style-name="P13">char filename[31];</text:p>
      <text:p text:style-name="P13"/>
      <text:p text:style-name="P13">//PROTOTYPES</text:p>
      <text:p text:style-name="P13"/>
      <text:p text:style-name="P13"/>
      <text:p text:style-name="P13">// ---------------------------------------------------- main ----------------------------------------------------------</text:p>
      <text:p text:style-name="P13">int main(){</text:p>
      <text:p text:style-name="P13"><text:soft-page-break/><text:tab/>int fh;</text:p>
      <text:p text:style-name="P13"/>
      <text:p text:style-name="P13"><text:tab/>printf(msg_ask_filename);</text:p>
      <text:p text:style-name="P13"><text:tab/>fgets(filename,31,stdin);</text:p>
      <text:p text:style-name="P13"><text:tab/>int iLaenge = strlen(filename);</text:p>
      <text:p text:style-name="P13"><text:tab/>filename[iLaenge] = 0x0;</text:p>
      <text:p text:style-name="P13"><text:tab/>fh = creat(filename,0700);</text:p>
      <text:p text:style-name="P13"/>
      <text:p text:style-name="P13"><text:tab/>if(-1 == fh){</text:p>
      <text:p text:style-name="P13"><text:tab/><text:tab/>printf("Fehler beim erstellen der Datei: %s\n", filename);</text:p>
      <text:p text:style-name="P13"><text:tab/>}else{</text:p>
      <text:p text:style-name="P13"><text:tab/><text:tab/>printf("Die Datei %s wurde erfolgreich angelegt\n", filename);</text:p>
      <text:p text:style-name="P13"><text:tab/><text:tab/>close(fh);</text:p>
      <text:p text:style-name="P13"><text:tab/>}</text:p>
      <text:p text:style-name="P13"/>
      <text:p text:style-name="P13"/>
      <text:p text:style-name="P13"><text:tab/>return 0;</text:p>
      <text:p text:style-name="P13">}</text:p>
      <text:p text:style-name="Preformatted_20_Text">// -------------------------------------------------------- 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ce style:name="Andale Mono" svg:font-family="'Andale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Calibri"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GB"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de" fo:country="DE" style:letter-kerning="true" style:font-name-asian="SimSun"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WW-Default" style:family="paragraph">
      <style:paragraph-properties style:text-autospace="none"/>
      <style:text-properties fo:color="#000000" style:font-name="Calibri" fo:font-size="12pt" fo:language="de" fo:country="DE" style:font-name-asian="SimSun" style:font-size-asian="12pt" style:font-name-complex="Calibri"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Andale Mono" style:font-size-asian="10pt" style:font-name-complex="Andale Mono" style:font-size-complex="10pt"/>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Betriebsysteme-Praktikum: Aufgabe 1</dc:title>
    <meta:initial-creator>Qiqi</meta:initial-creator>
    <meta:creation-date>2012-10-14T23:33:00</meta:creation-date>
    <dc:date>2012-10-19T12:26:59</dc:date>
    <meta:editing-cycles>2</meta:editing-cycles>
    <meta:document-statistic meta:table-count="0" meta:image-count="0" meta:object-count="0" meta:page-count="7" meta:paragraph-count="237" meta:word-count="941" meta:character-count="6728"/>
    <meta:generator>OpenOffice.org/3.0$Linux OpenOffice.org_project/300m21$Build-9319</meta:generator>
    <meta:user-defined meta:name="Info 1"/>
    <meta:user-defined meta:name="Info 2"/>
    <meta:user-defined meta:name="Info 3"/>
    <meta:user-defined meta:name="Info 4"/>
  </office:meta>
</office:document-meta>
</file>